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rial1" svg:font-family="Arial" style:font-family-generic="swiss"/>
    <style:font-face style:name="Consolas1" svg:font-family="Consolas" style:font-family-generic="modern" style:font-pitch="fixed"/>
    <style:font-face style:name="Courier New1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TML_20_Preformatted">
      <loext:graphic-properties draw:fill="solid" draw:fill-color="#ffffff"/>
      <style:paragraph-properties fo:margin-top="0in" fo:margin-bottom="0.1665in" loext:contextual-spacing="false" fo:background-color="#ffffff"/>
    </style:style>
    <style:style style:name="P2" style:family="paragraph" style:parent-style-name="HTML_20_Preformatted">
      <loext:graphic-properties draw:fill="solid" draw:fill-color="#ffffff"/>
      <style:paragraph-properties fo:margin-top="0in" fo:margin-bottom="0in" loext:contextual-spacing="false" fo:background-color="#ffffff"/>
      <style:text-properties officeooo:paragraph-rsid="001b353d"/>
    </style:style>
    <style:style style:name="P3" style:family="paragraph" style:parent-style-name="HTML_20_Preformatted">
      <loext:graphic-properties draw:fill="solid" draw:fill-color="#ffffff"/>
      <style:paragraph-properties fo:margin-top="0in" fo:margin-bottom="0in" loext:contextual-spacing="false" fo:background-color="#ffffff"/>
      <style:text-properties fo:font-size="8pt" officeooo:paragraph-rsid="001b353d" style:font-size-asian="8pt" style:font-size-complex="8pt"/>
    </style:style>
    <style:style style:name="P4" style:family="paragraph" style:parent-style-name="Standard">
      <loext:graphic-properties draw:fill="solid" draw:fill-color="#ffffff"/>
      <style:paragraph-properties fo:margin-top="0in" fo:margin-bottom="0in" loext:contextual-spacing="false" fo:line-height="100%" fo:text-align="justify" style:justify-single-word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000000" fo:font-size="12pt" style:font-name-asian="Times New Roman1" style:font-size-asian="12pt" style:language-asian="ro" style:country-asian="RO" style:font-name-complex="Calibri1" style:font-size-complex="12pt"/>
    </style:style>
    <style:style style:name="P5" style:family="paragraph" style:parent-style-name="Heading_20_2" style:master-page-name="Standard">
      <style:paragraph-properties style:page-number="auto"/>
    </style:style>
    <style:style style:name="P6" style:family="paragraph" style:parent-style-name="HTML_20_Preformatted">
      <loext:graphic-properties draw:fill="solid" draw:fill-color="#ffffff"/>
      <style:paragraph-properties fo:margin-top="0in" fo:margin-bottom="0.1665in" loext:contextual-spacing="false" fo:background-color="#ffffff"/>
      <style:text-properties officeooo:paragraph-rsid="001be9be"/>
    </style:style>
    <style:style style:name="P7" style:family="paragraph" style:parent-style-name="HTML_20_Preformatted">
      <loext:graphic-properties draw:fill="solid" draw:fill-color="#ffffff"/>
      <style:paragraph-properties fo:margin-top="0in" fo:margin-bottom="0in" loext:contextual-spacing="false" fo:background-color="#ffffff"/>
      <style:text-properties fo:color="#000000" style:font-name="Consolas" fo:font-size="8pt" officeooo:paragraph-rsid="001b353d" style:font-size-asian="8pt" style:font-size-complex="8pt"/>
    </style:style>
    <style:style style:name="P8" style:family="paragraph" style:parent-style-name="List_20_Paragraph" style:list-style-name="WWNum5">
      <loext:graphic-properties draw:fill="solid" draw:fill-color="#ffffff"/>
      <style:paragraph-properties fo:margin-top="0in" fo:margin-bottom="0in" loext:contextual-spacing="true" fo:line-height="100%" fo:text-align="justify" style:justify-single-word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</style:style>
    <style:style style:name="P9" style:family="paragraph" style:parent-style-name="List_20_Paragraph" style:list-style-name="WWNum6">
      <loext:graphic-properties draw:fill="solid" draw:fill-color="#ffffff"/>
      <style:paragraph-properties fo:margin-top="0in" fo:margin-bottom="0in" loext:contextual-spacing="true" fo:line-height="100%" fo:text-align="justify" style:justify-single-word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</style:style>
    <style:style style:name="P10" style:family="paragraph" style:parent-style-name="List_20_Paragraph" style:list-style-name="WWNum4">
      <loext:graphic-properties draw:fill="solid" draw:fill-color="#ffffff"/>
      <style:paragraph-properties fo:margin-top="0in" fo:margin-bottom="0in" loext:contextual-spacing="true" fo:line-height="100%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c00000" style:font-name="Consolas" fo:font-size="12pt" officeooo:paragraph-rsid="001b7a09" style:font-name-asian="Times New Roman1" style:font-size-asian="12pt" style:language-asian="ro" style:country-asian="RO" style:font-name-complex="Courier New2" style:font-size-complex="12pt" style:font-style-complex="italic"/>
    </style:style>
    <style:style style:name="P11" style:family="paragraph" style:parent-style-name="List_20_Paragraph" style:list-style-name="WWNum5">
      <loext:graphic-properties draw:fill="solid" draw:fill-color="#ffffff"/>
      <style:paragraph-properties fo:margin-top="0in" fo:margin-bottom="0in" loext:contextual-spacing="true" fo:line-height="100%" fo:text-align="justify" style:justify-single-word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c00000" fo:font-size="12pt" fo:font-weight="bold" style:font-name-asian="Times New Roman1" style:font-size-asian="12pt" style:language-asian="ro" style:country-asian="RO" style:font-weight-asian="bold" style:font-name-complex="Calibri1" style:font-size-complex="12pt" style:font-weight-complex="bold"/>
    </style:style>
    <style:style style:name="P12" style:family="paragraph" style:parent-style-name="List_20_Paragraph" style:list-style-name="WWNum1">
      <loext:graphic-properties draw:fill="solid" draw:fill-color="#ffffff"/>
      <style:paragraph-properties fo:margin-top="0in" fo:margin-bottom="0in" loext:contextual-spacing="true" fo:line-height="100%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000000" style:font-name="Consolas" fo:font-size="12pt" officeooo:rsid="001b7a09" officeooo:paragraph-rsid="001b7a09" style:font-name-asian="Times New Roman1" style:font-size-asian="12pt" style:language-asian="ro" style:country-asian="RO" style:font-name-complex="Courier New2" style:font-size-complex="12pt" style:font-style-complex="italic"/>
    </style:style>
    <style:style style:name="P13" style:family="paragraph" style:parent-style-name="List_20_Paragraph" style:list-style-name="WWNum1">
      <loext:graphic-properties draw:fill="solid" draw:fill-color="#ffffff"/>
      <style:paragraph-properties fo:margin-top="0in" fo:margin-bottom="0in" loext:contextual-spacing="true" fo:line-height="100%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000000" style:font-name="Consolas" fo:font-size="12pt" officeooo:rsid="001b7a09" officeooo:paragraph-rsid="001dcf05" style:font-name-asian="Times New Roman1" style:font-size-asian="12pt" style:language-asian="ro" style:country-asian="RO" style:font-name-complex="Courier New2" style:font-size-complex="12pt" style:font-style-complex="italic"/>
    </style:style>
    <style:style style:name="P14" style:family="paragraph" style:parent-style-name="List_20_Paragraph" style:list-style-name="WWNum1">
      <loext:graphic-properties draw:fill="solid" draw:fill-color="#ffffff"/>
      <style:paragraph-properties fo:margin-top="0in" fo:margin-bottom="0in" loext:contextual-spacing="true" fo:line-height="100%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000000" style:font-name="Consolas" fo:font-size="12pt" officeooo:rsid="001b7a09" officeooo:paragraph-rsid="001dcf05" fo:background-color="#00ff00" style:font-name-asian="Times New Roman1" style:font-size-asian="12pt" style:language-asian="ro" style:country-asian="RO" style:font-name-complex="Courier New2" style:font-size-complex="12pt" style:font-style-complex="italic"/>
    </style:style>
    <style:style style:name="P15" style:family="paragraph" style:parent-style-name="List_20_Paragraph" style:list-style-name="WWNum1">
      <loext:graphic-properties draw:fill="solid" draw:fill-color="#ffffff"/>
      <style:paragraph-properties fo:margin-top="0in" fo:margin-bottom="0in" loext:contextual-spacing="true" fo:line-height="100%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nsolas" fo:font-size="12pt" officeooo:rsid="001b7a09" officeooo:paragraph-rsid="001dcf05" fo:background-color="#00ff00" style:font-name-asian="Times New Roman1" style:font-size-asian="12pt" style:language-asian="ro" style:country-asian="RO" style:font-name-complex="Courier New2" style:font-size-complex="12pt" style:font-style-complex="italic"/>
    </style:style>
    <style:style style:name="P16" style:family="paragraph" style:parent-style-name="Standard">
      <loext:graphic-properties draw:fill="solid" draw:fill-color="#ffffff"/>
      <style:paragraph-properties fo:margin-top="0in" fo:margin-bottom="0in" loext:contextual-spacing="false" fo:line-height="100%" fo:text-align="justify" style:justify-single-word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000000" fo:font-size="12pt" officeooo:rsid="001b7a09" officeooo:paragraph-rsid="001b7a09" style:font-name-asian="Times New Roman1" style:font-size-asian="12pt" style:language-asian="ro" style:country-asian="RO" style:font-name-complex="Calibri1" style:font-size-complex="12pt"/>
    </style:style>
    <style:style style:name="T1" style:family="text">
      <style:text-properties style:font-name="Times New Roman" style:font-name-complex="Times New Roman1" style:font-weight-complex="bold"/>
    </style:style>
    <style:style style:name="T2" style:family="text">
      <style:text-properties style:font-name="Times New Roman" officeooo:rsid="001b353d" style:font-name-complex="Times New Roman1" style:font-weight-complex="bold"/>
    </style:style>
    <style:style style:name="T3" style:family="text">
      <style:text-properties style:font-name="Times New Roman" fo:font-size="12pt" style:font-size-asian="12pt" style:font-name-complex="Times New Roman1" style:font-size-complex="12pt" style:font-weight-complex="bold"/>
    </style:style>
    <style:style style:name="T4" style:family="text">
      <style:text-properties style:font-name="Times New Roman" fo:font-size="10pt" officeooo:rsid="001b353d" style:font-name-asian="Times New Roman1" style:font-size-asian="10pt" style:language-asian="ro" style:country-asian="RO" style:font-name-complex="Times New Roman1" style:font-size-complex="10pt" style:font-weight-complex="bold"/>
    </style:style>
    <style:style style:name="T5" style:family="text">
      <style:text-properties fo:color="#c00000" fo:font-size="12pt" style:font-name-asian="Times New Roman1" style:font-size-asian="12pt" style:language-asian="ro" style:country-asian="RO" style:font-name-complex="Calibri1" style:font-size-complex="12pt"/>
    </style:style>
    <style:style style:name="T6" style:family="text">
      <style:text-properties fo:color="#c00000" fo:font-size="12pt" officeooo:rsid="001b7a09" style:font-name-asian="Times New Roman1" style:font-size-asian="12pt" style:language-asian="ro" style:country-asian="RO" style:font-name-complex="Calibri1" style:font-size-complex="12pt"/>
    </style:style>
    <style:style style:name="T7" style:family="text">
      <style:text-properties fo:color="#000000" style:font-name="Consolas" fo:font-size="12pt" style:font-size-asian="12pt" style:font-size-complex="12pt"/>
    </style:style>
    <style:style style:name="T8" style:family="text">
      <style:text-properties fo:color="#000000" style:font-name="Consolas" fo:font-size="8pt" style:font-size-asian="8pt" style:font-size-complex="8pt"/>
    </style:style>
    <style:style style:name="T9" style:family="text">
      <style:text-properties fo:color="#000000" fo:font-size="12pt" style:font-name-asian="Times New Roman1" style:font-size-asian="12pt" style:language-asian="ro" style:country-asian="RO" style:font-name-complex="Calibri1" style:font-size-complex="12pt"/>
    </style:style>
    <style:style style:name="T10" style:family="text">
      <style:text-properties fo:color="#000000" fo:font-size="12pt" fo:font-weight="bold" style:font-name-asian="Times New Roman1" style:font-size-asian="12pt" style:language-asian="ro" style:country-asian="RO" style:font-weight-asian="bold" style:font-name-complex="Calibri1" style:font-size-complex="12pt" style:font-weight-complex="bold"/>
    </style:style>
    <style:style style:name="T11" style:family="text">
      <style:text-properties fo:color="#000000" officeooo:rsid="001dcf05"/>
    </style:style>
    <style:style style:name="T12" style:family="text">
      <style:text-properties style:font-name="Consolas"/>
    </style:style>
    <style:style style:name="T13" style:family="text">
      <style:text-properties style:font-name="Consolas" fo:font-size="8pt" style:font-size-asian="8pt" style:font-size-complex="8pt"/>
    </style:style>
    <style:style style:name="T14" style:family="text">
      <style:text-properties style:font-name="Consolas" fo:font-size="8pt" officeooo:rsid="001b353d" style:font-size-asian="8pt" style:font-size-complex="8pt"/>
    </style:style>
    <style:style style:name="T15" style:family="text">
      <style:text-properties style:font-name="Consolas" officeooo:rsid="001b353d"/>
    </style:style>
    <style:style style:name="T16" style:family="text">
      <style:text-properties style:font-name="Consolas1"/>
    </style:style>
    <style:style style:name="T17" style:family="text">
      <style:text-properties style:font-name="Consolas1" fo:font-size="11pt" style:font-size-asian="11pt" style:font-size-complex="11pt"/>
    </style:style>
    <style:style style:name="T18" style:family="text">
      <style:text-properties style:font-name="Consolas1" fo:font-size="10pt" style:font-size-asian="10pt" style:font-size-complex="10pt"/>
    </style:style>
    <style:style style:name="T19" style:family="text">
      <style:text-properties officeooo:rsid="001dcf0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2">Limbajul: Java</text:h>
      <text:p text:style-name="P1"><text:bookmark-start text:name="_Hlk56171637"/><text:span text:style-name="T1">Student <text:s text:c="2"/>propunător: </text:span><text:span text:style-name="T2">Pop Leonard-Andrei</text:span><text:span text:style-name="T1"> <text:s text:c="12"/>Grupa: </text:span><text:span text:style-name="T4">226</text:span><text:span text:style-name="T1"> <text:s text:c="8"/>Email: </text:span><text:span text:style-name="T2">leo32pop@gmail.com</text:span></text:p>
      <text:p text:style-name="P6"><text:span text:style-name="T3">Care din urmatoarele fragmente de cod au erori la compilare?</text:span></text:p>
      <text:p text:style-name="P6"><text:span text:style-name="T7"><text:line-break/></text:span><text:span text:style-name="T8">List</text:span><text:span text:style-name="symbol0_5f_java5"><text:span text:style-name="T13">&lt;</text:span></text:span><text:span text:style-name="keyword20_5f_java5"><text:span text:style-name="T13">Integer</text:span></text:span><text:span text:style-name="symbol0_5f_java5"><text:span text:style-name="T13">&gt;</text:span></text:span><text:span text:style-name="T8"> </text:span><text:span text:style-name="keyword165_5f_java5"><text:span text:style-name="T13">list</text:span></text:span><text:span text:style-name="T8"> = </text:span><text:span text:style-name="keyword45_5f_java5"><text:span text:style-name="T13">Arrays</text:span></text:span><text:span text:style-name="T8">.</text:span><text:span text:style-name="member0_5f_java5"><text:span text:style-name="T13">asList</text:span></text:span><text:span text:style-name="symbol0_5f_java5"><text:span text:style-name="T13">(</text:span></text:span><text:span text:style-name="number_5f_java5"><text:span text:style-name="T13">0</text:span></text:span><text:span text:style-name="T8">, </text:span><text:span text:style-name="number_5f_java5"><text:span text:style-name="T13">4</text:span></text:span><text:span text:style-name="T8">, </text:span><text:span text:style-name="number_5f_java5"><text:span text:style-name="T13">5</text:span></text:span><text:span text:style-name="T8">, </text:span><text:span text:style-name="number_5f_java5"><text:span text:style-name="T13">1</text:span></text:span><text:span text:style-name="symbol0_5f_java5"><text:span text:style-name="T13">);</text:span></text:span></text:p>
      <text:p text:style-name="P7"/>
      <text:p text:style-name="P2"><text:span text:style-name="comment0_5f_java5"><text:span text:style-name="T13">//</text:span></text:span><text:span text:style-name="comment0_5f_java5"><text:span text:style-name="T14">Fragment 1</text:span></text:span></text:p>
      <text:p text:style-name="P7"><text:span text:style-name="keyword20_5f_java5">long</text:span> result1 = <text:span text:style-name="keyword165_5f_java5">list</text:span>.<text:span text:style-name="member0_5f_java5">stream</text:span><text:span text:style-name="symbol0_5f_java5">()</text:span></text:p>
      <text:p text:style-name="P7"><text:s text:c="8"/>.<text:span text:style-name="member0_5f_java5">filter</text:span><text:span text:style-name="symbol0_5f_java5">(</text:span><text:span text:style-name="keyword20_5f_java5">number</text:span> -<text:span text:style-name="symbol0_5f_java5">&gt;</text:span> <text:span text:style-name="keyword20_5f_java5">number</text:span> <text:span text:style-name="symbol0_5f_java5">&gt;</text:span> <text:span text:style-name="number_5f_java5">3</text:span><text:span text:style-name="symbol0_5f_java5">)</text:span></text:p>
      <text:p text:style-name="P7"><text:s text:c="8"/>.<text:span text:style-name="member0_5f_java5">collect</text:span><text:span text:style-name="symbol0_5f_java5">(</text:span>Collectors.<text:span text:style-name="member0_5f_java5">toList</text:span><text:span text:style-name="symbol0_5f_java5">())</text:span></text:p>
      <text:p text:style-name="P7"><text:s text:c="8"/>.<text:span text:style-name="member0_5f_java5">stream</text:span><text:span text:style-name="symbol0_5f_java5">()</text:span></text:p>
      <text:p text:style-name="P7"><text:s text:c="8"/>.<text:span text:style-name="member0_5f_java5">count</text:span><text:span text:style-name="symbol0_5f_java5">();</text:span></text:p>
      <text:p text:style-name="P7"/>
      <text:p text:style-name="P3"><text:span text:style-name="comment0_5f_java5"><text:span text:style-name="T12">//</text:span></text:span><text:span text:style-name="comment0_5f_java5"><text:span text:style-name="T15">Fragment 2</text:span></text:span></text:p>
      <text:p text:style-name="P7"><text:span text:style-name="keyword2_5f_java5">int</text:span> result2 = <text:span text:style-name="keyword165_5f_java5">list</text:span>.<text:span text:style-name="member0_5f_java5">stream</text:span><text:span text:style-name="symbol0_5f_java5">()</text:span></text:p>
      <text:p text:style-name="P7"><text:s text:c="8"/>.<text:span text:style-name="member0_5f_java5">map</text:span><text:span text:style-name="symbol0_5f_java5">(</text:span><text:span text:style-name="keyword20_5f_java5">number</text:span> -<text:span text:style-name="symbol0_5f_java5">&gt;</text:span> <text:span text:style-name="symbol0_5f_java5">{</text:span></text:p>
      <text:p text:style-name="P7"><text:s text:c="12"/><text:span text:style-name="keyword0_5f_java5">if</text:span><text:span text:style-name="symbol0_5f_java5">(</text:span><text:span text:style-name="keyword20_5f_java5">number</text:span> <text:span text:style-name="symbol0_5f_java5">&gt;</text:span> <text:span text:style-name="number_5f_java5">3</text:span><text:span text:style-name="symbol0_5f_java5">)</text:span> <text:span text:style-name="symbol0_5f_java5">{</text:span></text:p>
      <text:p text:style-name="P7"><text:s text:c="16"/><text:span text:style-name="keyword1_5f_java5">return</text:span> <text:span text:style-name="string_5f_java5">"Y"</text:span><text:span text:style-name="symbol0_5f_java5">;</text:span></text:p>
      <text:p text:style-name="P7"><text:s text:c="12"/><text:span text:style-name="symbol0_5f_java5">}</text:span></text:p>
      <text:p text:style-name="P7"><text:s text:c="12"/><text:span text:style-name="keyword1_5f_java5">return</text:span> <text:span text:style-name="string_5f_java5">""</text:span><text:span text:style-name="symbol0_5f_java5">;</text:span></text:p>
      <text:p text:style-name="P7"><text:s text:c="8"/><text:span text:style-name="symbol0_5f_java5">})</text:span></text:p>
      <text:p text:style-name="P7"><text:s text:c="8"/>.<text:span text:style-name="member0_5f_java5">reduce</text:span><text:span text:style-name="symbol0_5f_java5">((</text:span>x, y<text:span text:style-name="symbol0_5f_java5">)</text:span> -<text:span text:style-name="symbol0_5f_java5">&gt;</text:span> x.<text:span text:style-name="member0_5f_java5">concat</text:span><text:span text:style-name="symbol0_5f_java5">(</text:span>y<text:span text:style-name="symbol0_5f_java5">))</text:span></text:p>
      <text:p text:style-name="P7"><text:s text:c="8"/>.<text:span text:style-name="member0_5f_java5">length</text:span><text:span text:style-name="symbol0_5f_java5">();</text:span></text:p>
      <text:p text:style-name="P3"/>
      <text:p text:style-name="P3"><text:span text:style-name="comment0_5f_java5"><text:span text:style-name="T12">//</text:span></text:span><text:span text:style-name="comment0_5f_java5"><text:span text:style-name="T15">Fragment 3</text:span></text:span></text:p>
      <text:p text:style-name="P7"><text:span text:style-name="keyword2_5f_java5">int</text:span> result3 = <text:span text:style-name="keyword165_5f_java5">list</text:span>.<text:span text:style-name="member0_5f_java5">stream</text:span><text:span text:style-name="symbol0_5f_java5">()</text:span></text:p>
      <text:p text:style-name="P7"><text:s text:c="8"/>.<text:span text:style-name="member0_5f_java5">map</text:span><text:span text:style-name="symbol0_5f_java5">(</text:span><text:span text:style-name="keyword20_5f_java5">number</text:span> -<text:span text:style-name="symbol0_5f_java5">&gt;</text:span> <text:span text:style-name="symbol0_5f_java5">{</text:span></text:p>
      <text:p text:style-name="P7"><text:s text:c="12"/><text:span text:style-name="keyword0_5f_java5">if</text:span><text:span text:style-name="symbol0_5f_java5">(</text:span><text:span text:style-name="keyword20_5f_java5">number</text:span> <text:span text:style-name="symbol0_5f_java5">&gt;</text:span> <text:span text:style-name="number_5f_java5">3</text:span><text:span text:style-name="symbol0_5f_java5">)</text:span> <text:span text:style-name="symbol0_5f_java5">{</text:span></text:p>
      <text:p text:style-name="P7"><text:s text:c="16"/><text:span text:style-name="keyword1_5f_java5">return</text:span> <text:span text:style-name="number_5f_java5">1</text:span><text:span text:style-name="symbol0_5f_java5">;</text:span></text:p>
      <text:p text:style-name="P7"><text:s text:c="12"/><text:span text:style-name="symbol0_5f_java5">}</text:span></text:p>
      <text:p text:style-name="P7"><text:s text:c="12"/><text:span text:style-name="keyword1_5f_java5">return</text:span> <text:span text:style-name="number_5f_java5">0</text:span><text:span text:style-name="symbol0_5f_java5">;</text:span></text:p>
      <text:p text:style-name="P7"><text:s text:c="8"/><text:span text:style-name="symbol0_5f_java5">})</text:span></text:p>
      <text:p text:style-name="P7"><text:s text:c="8"/>.<text:span text:style-name="member0_5f_java5">sorted</text:span><text:span text:style-name="symbol0_5f_java5">((</text:span>x, y<text:span text:style-name="symbol0_5f_java5">)</text:span> -<text:span text:style-name="symbol0_5f_java5">&gt;</text:span> y.<text:span text:style-name="member0_5f_java5">compareTo</text:span><text:span text:style-name="symbol0_5f_java5">(</text:span>x<text:span text:style-name="symbol0_5f_java5">))</text:span></text:p>
      <text:p text:style-name="P7"><text:s text:c="8"/>.<text:span text:style-name="member0_5f_java5">collect</text:span><text:span text:style-name="symbol0_5f_java5">(</text:span>Collectors.<text:span text:style-name="member0_5f_java5">toList</text:span><text:span text:style-name="symbol0_5f_java5">())</text:span></text:p>
      <text:p text:style-name="P7"><text:s text:c="8"/>.<text:span text:style-name="member0_5f_java5">lastIndexOf</text:span><text:span text:style-name="symbol0_5f_java5">(</text:span><text:span text:style-name="number_5f_java5">1</text:span><text:span text:style-name="symbol0_5f_java5">)</text:span> + <text:span text:style-name="number_5f_java5">1</text:span><text:span text:style-name="symbol0_5f_java5">;</text:span></text:p>
      <text:p text:style-name="P7"/>
      <text:p text:style-name="P3"><text:span text:style-name="comment0_5f_java5"><text:span text:style-name="T12">//</text:span></text:span><text:span text:style-name="comment0_5f_java5"><text:span text:style-name="T15">Fragment 4</text:span></text:span></text:p>
      <text:p text:style-name="P7"><text:span text:style-name="keyword20_5f_java5">long</text:span> result4 = <text:span text:style-name="keyword165_5f_java5">list</text:span>.<text:span text:style-name="member0_5f_java5">stream</text:span><text:span text:style-name="symbol0_5f_java5">()</text:span></text:p>
      <text:p text:style-name="P7"><text:s text:c="8"/>.<text:span text:style-name="member0_5f_java5">forEach</text:span><text:span text:style-name="symbol0_5f_java5">(</text:span><text:span text:style-name="keyword20_5f_java5">number</text:span> -<text:span text:style-name="symbol0_5f_java5">&gt;</text:span> <text:span text:style-name="keyword20_5f_java5">number</text:span> - <text:span text:style-name="number_5f_java5">3</text:span><text:span text:style-name="symbol0_5f_java5">)</text:span></text:p>
      <text:p text:style-name="P7"><text:s text:c="8"/>.<text:span text:style-name="member0_5f_java5">filter</text:span><text:span text:style-name="symbol0_5f_java5">(</text:span><text:span text:style-name="keyword20_5f_java5">number</text:span> -<text:span text:style-name="symbol0_5f_java5">&gt;</text:span> <text:span text:style-name="keyword20_5f_java5">number</text:span> <text:span text:style-name="symbol0_5f_java5">&gt;</text:span> <text:span text:style-name="number_5f_java5">0</text:span><text:span text:style-name="symbol0_5f_java5">)</text:span></text:p>
      <text:p text:style-name="P2"><text:span text:style-name="T8"><text:s text:c="8"/>.</text:span><text:span text:style-name="member0_5f_java5"><text:span text:style-name="T13">count</text:span></text:span><text:span text:style-name="symbol0_5f_java5"><text:span text:style-name="T13">();</text:span></text:span><text:span text:style-name="T7"><text:line-break/></text:span></text:p>
      <text:list xml:id="list1042375336" text:style-name="WWNum4">
        <text:list-item>
          <text:p text:style-name="P10">Variante de răspuns:</text:p>
        </text:list-item>
      </text:list>
      <text:list xml:id="list2679760186" text:style-name="WWNum1">
        <text:list-item>
          <text:p text:style-name="P12"><text:span text:style-name="T19">Fragmentul </text:span>1</text:p>
        </text:list-item>
        <text:list-item>
          <text:p text:style-name="P15"><text:span text:style-name="T11">Fragmentul </text:span>2</text:p>
        </text:list-item>
        <text:list-item>
          <text:p text:style-name="P13"><text:span text:style-name="T19">Fragmentul </text:span>3</text:p>
        </text:list-item>
        <text:list-item>
          <text:p text:style-name="P14"><text:span text:style-name="T19">Fragmentul </text:span>4</text:p>
        </text:list-item>
      </text:list>
      <text:p text:style-name="P4"/>
      <text:list xml:id="list1877034600" text:style-name="WWNum5">
        <text:list-item>
          <text:p text:style-name="P11">Justificare raspuns (campul Explanation in Qlearn) :</text:p>
        </text:list-item>
      </text:list>
      <text:p text:style-name="P16">In fragmentul 2 se foloseste metoda <text:span text:style-name="T18">reduce()</text:span> fara o valoare initiala, deci returneaza un <text:span text:style-name="T18">Optional&lt;String&gt;</text:span> si ar fi trebuit sa fie un apel la <text:span text:style-name="T18">get()</text:span> inainte de a prelucra in continuare string-ul.</text:p>
      <text:p text:style-name="P16">In fragmentul 4 se foloseste metoda <text:span text:style-name="T18">forEach()</text:span> pe un stream, in loc de metoda <text:span text:style-name="T18">map()</text:span>.</text:p>
      <text:p text:style-name="P4"/>
      <text:list xml:id="list171638501422717" text:continue-numbering="true" text:style-name="WWNum5">
        <text:list-item>
          <text:p text:style-name="P8"><text:span text:style-name="T5">Identificati conceptele din curs care au legatura cu grila propusa: </text:span><text:span text:style-name="T6">java 8 features, stream</text:span></text:p>
        </text:list-item>
      </text:list>
      <text:list xml:id="list2412291225" text:style-name="WWNum6">
        <text:list-item>
          <text:p text:style-name="P9"><text:span text:style-name="T5">Dificultate: </text:span><text:span text:style-name="T9">(Easy, </text:span><text:span text:style-name="T10">Medium</text:span><text:span text:style-name="T9">, Difficult)</text:span><text:bookmark-end text:name="_Hlk56171637"/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rial1" svg:font-family="Arial" style:font-family-generic="swiss"/>
    <style:font-face style:name="Consolas1" svg:font-family="Consolas" style:font-family-generic="modern" style:font-pitch="fixed"/>
    <style:font-face style:name="Courier New1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o" fo:country="RO" style:letter-kerning="false" style:font-name-asian="Calibri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ro" fo:country="RO" style:letter-kerning="false" style:font-name-asian="Calibri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28in" fo:margin-bottom="0in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Times New Roman1" style:font-family-complex="'Times New Roman'" style:font-family-generic-complex="system" style:font-pitch-complex="variable" style:font-size-complex="13pt"/>
    </style:style>
    <style:style style:name="HTML_20_Preformatted" style:display-name="HTML Preformatted" style:family="paragraph" style:parent-style-name="Standard" style:default-outline-level="">
      <style:paragraph-properties fo:margin-top="0in" fo:margin-bottom="0in" loext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o" style:country-asian="RO" style:font-name-complex="Courier New2" style:font-family-complex="'Courier New'" style:font-family-generic-complex="system" style:font-pitch-complex="variable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Default_20_Paragraph_20_Font" style:display-name="Default Paragraph Font" style:family="text"/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o" style:country-asian="RO" style:font-name-complex="Courier New2" style:font-family-complex="'Courier New'" style:font-family-generic-complex="system" style:font-pitch-complex="variable" style:font-size-complex="10pt"/>
    </style:style>
    <style:style style:name="Heading_20_2_20_Char" style:display-name="Heading 2 Char" style:family="text" style:parent-style-name="Default_20_Paragraph_20_Font">
      <style:text-properties fo:color="#2f5496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Times New Roman1" style:font-family-complex="'Times New Roman'" style:font-family-generic-complex="system" style:font-pitch-complex="variable" style:font-size-complex="13pt"/>
    </style:style>
    <style:style style:name="ListLabel_20_1" style:display-name="ListLabel 1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2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2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2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2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2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2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2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2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2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2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2" style:font-family-complex="'Courier New'" style:font-family-generic-complex="system" style:font-pitch-complex="variable"/>
    </style:style>
    <style:style style:name="number_5f_java5" style:display-name="number_java5" style:family="text">
      <style:text-properties fo:color="#cc66cc" fo:font-style="normal" fo:font-weight="normal"/>
    </style:style>
    <style:style style:name="keyword20_5f_java5" style:display-name="keyword20_java5" style:family="text">
      <style:text-properties fo:color="#003399" fo:font-style="normal" fo:font-weight="bold"/>
    </style:style>
    <style:style style:name="keyword45_5f_java5" style:display-name="keyword45_java5" style:family="text">
      <style:text-properties fo:color="#003399" fo:font-style="normal" fo:font-weight="bold"/>
    </style:style>
    <style:style style:name="keyword165_5f_java5" style:display-name="keyword165_java5" style:family="text">
      <style:text-properties fo:color="#003399" fo:font-style="normal" fo:font-weight="bold"/>
    </style:style>
    <style:style style:name="member0_5f_java5" style:display-name="member0_java5" style:family="text">
      <style:text-properties fo:color="#006633" fo:font-style="normal" fo:font-weight="normal"/>
    </style:style>
    <style:style style:name="symbol0_5f_java5" style:display-name="symbol0_java5" style:family="text">
      <style:text-properties fo:color="#339933" fo:font-style="normal" fo:font-weight="normal"/>
    </style:style>
    <style:style style:name="comment0_5f_java5" style:display-name="comment0_java5" style:family="text">
      <style:text-properties fo:color="#666666" fo:font-style="italic" fo:font-weight="normal"/>
    </style:style>
    <style:style style:name="keyword2_5f_java5" style:display-name="keyword2_java5" style:family="text">
      <style:text-properties fo:color="#006600" fo:font-style="normal" fo:font-weight="bold"/>
    </style:style>
    <style:style style:name="keyword50_5f_java5" style:display-name="keyword50_java5" style:family="text">
      <style:text-properties fo:color="#003399" fo:font-style="normal" fo:font-weight="bold"/>
    </style:style>
    <style:style style:name="keyword0_5f_java5" style:display-name="keyword0_java5" style:family="text">
      <style:text-properties fo:color="#000000" fo:font-style="normal" fo:font-weight="bold"/>
    </style:style>
    <style:style style:name="keyword1_5f_java5" style:display-name="keyword1_java5" style:family="text">
      <style:text-properties fo:color="#000000" fo:font-style="normal" fo:font-weight="bold"/>
    </style:style>
    <style:style style:name="string_5f_java5" style:display-name="string_java5" style:family="text">
      <style:text-properties fo:color="#0000ff" fo:font-style="normal" fo:font-weight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764in" fo:margin-left="0.5264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1in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1.25in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5in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1.75in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25in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2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2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1in" fo:text-indent="-0.1252in" fo:margin-left="1.2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1.25in" fo:text-indent="-0.25in" fo:margin-left="1.75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5in" fo:text-indent="-0.25in" fo:margin-left="2.2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1.75in" fo:text-indent="-0.1252in" fo:margin-left="2.7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3.2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25in" fo:text-indent="-0.25in" fo:margin-left="3.75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2.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" text:bullet-char="-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1in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1.25in" fo:text-indent="-0.25in" fo:margin-left="2in"/>
        </style:list-level-properties>
        <style:text-properties style:font-name="Symbol"/>
      </text:list-level-style-bullet>
      <text:list-level-style-bullet text:level="5" text:style-name="ListLabel_20_3" text:bullet-char="o">
        <style:list-level-properties text:list-level-position-and-space-mode="label-alignment">
          <style:list-level-label-alignment text:label-followed-by="listtab" text:list-tab-stop-position="1.5in" fo:text-indent="-0.25in" fo:margin-left="2.5in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1.75in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2in" fo:text-indent="-0.25in" fo:margin-left="3.5in"/>
        </style:list-level-properties>
        <style:text-properties style:font-name="Symbol"/>
      </text:list-level-style-bullet>
      <text:list-level-style-bullet text:level="8" text:style-name="ListLabel_20_4" text:bullet-char="o">
        <style:list-level-properties text:list-level-position-and-space-mode="label-alignment">
          <style:list-level-label-alignment text:label-followed-by="listtab" text:list-tab-stop-position="2.25in" fo:text-indent="-0.25in" fo:margin-left="4in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2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5in" fo:text-indent="-0.25in" fo:margin-left="0.25in"/>
        </style:list-level-properties>
        <style:text-properties style:font-name="Symbol"/>
      </text:list-level-style-bullet>
      <text:list-level-style-bullet text:level="2" text:style-name="ListLabel_20_5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1.25in" fo:text-indent="-0.25in" fo:margin-left="1.75in"/>
        </style:list-level-properties>
        <style:text-properties style:font-name="Symbol"/>
      </text:list-level-style-bullet>
      <text:list-level-style-bullet text:level="5" text:style-name="ListLabel_20_6" text:bullet-char="o">
        <style:list-level-properties text:list-level-position-and-space-mode="label-alignment">
          <style:list-level-label-alignment text:label-followed-by="listtab" text:list-tab-stop-position="1.5in" fo:text-indent="-0.25in" fo:margin-left="2.25in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1.75in" fo:text-indent="-0.25in" fo:margin-left="2.75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2in" fo:text-indent="-0.25in" fo:margin-left="3.25in"/>
        </style:list-level-properties>
        <style:text-properties style:font-name="Symbol"/>
      </text:list-level-style-bullet>
      <text:list-level-style-bullet text:level="8" text:style-name="ListLabel_20_7" text:bullet-char="o">
        <style:list-level-properties text:list-level-position-and-space-mode="label-alignment">
          <style:list-level-label-alignment text:label-followed-by="listtab" text:list-tab-stop-position="2.25in" fo:text-indent="-0.25in" fo:margin-left="3.75in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2.5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5in" fo:text-indent="-0.25in" fo:margin-left="0.25in"/>
        </style:list-level-properties>
        <style:text-properties style:font-name="Symbol"/>
      </text:list-level-style-bullet>
      <text:list-level-style-bullet text:level="2" text:style-name="ListLabel_20_8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1.25in" fo:text-indent="-0.25in" fo:margin-left="1.75in"/>
        </style:list-level-properties>
        <style:text-properties style:font-name="Symbol"/>
      </text:list-level-style-bullet>
      <text:list-level-style-bullet text:level="5" text:style-name="ListLabel_20_9" text:bullet-char="o">
        <style:list-level-properties text:list-level-position-and-space-mode="label-alignment">
          <style:list-level-label-alignment text:label-followed-by="listtab" text:list-tab-stop-position="1.5in" fo:text-indent="-0.25in" fo:margin-left="2.25in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1.75in" fo:text-indent="-0.25in" fo:margin-left="2.75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2in" fo:text-indent="-0.25in" fo:margin-left="3.25in"/>
        </style:list-level-properties>
        <style:text-properties style:font-name="Symbol"/>
      </text:list-level-style-bullet>
      <text:list-level-style-bullet text:level="8" text:style-name="ListLabel_20_10" text:bullet-char="o">
        <style:list-level-properties text:list-level-position-and-space-mode="label-alignment">
          <style:list-level-label-alignment text:label-followed-by="listtab" text:list-tab-stop-position="2.25in" fo:text-indent="-0.25in" fo:margin-left="3.75in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2.5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5in" fo:text-indent="-0.25in" fo:margin-left="0.25in"/>
        </style:list-level-properties>
        <style:text-properties style:font-name="Symbol"/>
      </text:list-level-style-bullet>
      <text:list-level-style-bullet text:level="2" text:style-name="ListLabel_20_11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1.25in" fo:text-indent="-0.25in" fo:margin-left="1.75in"/>
        </style:list-level-properties>
        <style:text-properties style:font-name="Symbol"/>
      </text:list-level-style-bullet>
      <text:list-level-style-bullet text:level="5" text:style-name="ListLabel_20_12" text:bullet-char="o">
        <style:list-level-properties text:list-level-position-and-space-mode="label-alignment">
          <style:list-level-label-alignment text:label-followed-by="listtab" text:list-tab-stop-position="1.5in" fo:text-indent="-0.25in" fo:margin-left="2.25in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1.75in" fo:text-indent="-0.25in" fo:margin-left="2.75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2in" fo:text-indent="-0.25in" fo:margin-left="3.25in"/>
        </style:list-level-properties>
        <style:text-properties style:font-name="Symbol"/>
      </text:list-level-style-bullet>
      <text:list-level-style-bullet text:level="8" text:style-name="ListLabel_20_13" text:bullet-char="o">
        <style:list-level-properties text:list-level-position-and-space-mode="label-alignment">
          <style:list-level-label-alignment text:label-followed-by="listtab" text:list-tab-stop-position="2.25in" fo:text-indent="-0.25in" fo:margin-left="3.75in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2.5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6693in" fo:margin-bottom="0.6299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Camelia Serban</meta:initial-creator>
    <meta:editing-cycles>8</meta:editing-cycles>
    <meta:creation-date>2020-12-16T13:28:00</meta:creation-date>
    <dc:date>2020-12-17T17:16:36.340000000</dc:date>
    <meta:editing-duration>PT17M51S</meta:editing-duration>
    <meta:generator>LibreOffice/6.4.5.2$Windows_X86_64 LibreOffice_project/a726b36747cf2001e06b58ad5db1aa3a9a1872d6</meta:generator>
    <meta:document-statistic meta:table-count="0" meta:image-count="0" meta:object-count="0" meta:page-count="1" meta:paragraph-count="46" meta:word-count="200" meta:character-count="1518" meta:non-whitespace-character-count="1116"/>
    <meta:user-defined meta:name="AppVersion">16.0000</meta:user-defined>
    <meta:user-defined meta:name="ContentTypeId">0x01010067E554A49200E640AA790C094DD77F49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